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236in" fo:break-before="auto" style:use-optimal-row-height="false"/>
    </style:style>
    <style:style style:name="ro5" style:family="table-row">
      <style:table-row-properties style:row-height="0.3043in" fo:break-before="auto" style:use-optimal-row-height="fals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1" office:value-type="string" calcext:value-type="string">
            <text:p>Task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Priority</text:p>
          </table:table-cell>
          <table:table-cell table:style-name="ce13" office:value-type="string" calcext:value-type="string">
            <text:p>Effort</text:p>
          </table:table-cell>
          <table:table-cell table:style-name="ce13" office:value-type="string" calcext:value-type="string">
            <text:p>Where</text:p>
          </table:table-cell>
          <table:table-cell table:style-name="ce13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eras summary: better way to show cod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 vignettes to demonstrate package functioning and see how user-friendly functions a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e to compute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facetting columns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interface for one speci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lect data functions → based on species, on cameras, on dates or on values of a third column in cameras tab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start/end, species se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Rmd to export analyses with shinyMet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 for one species: compute activity times, plot activity times, 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cies summary: create function (species, seen on x cameras, RAI, n pics)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species count (take into account only specie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ter theme (colors, fonts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rrange date time (Radio buttons on the left and date or date time on the right in vertical forma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era activity: add option for custom color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checkbox print name besides camer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info (?) next to column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?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ce lat besides lon and retrieval besides setu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species bars : add code to take into account non-species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5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4-13T13:09:52.376267700</dc:date>
    <meta:editing-duration>PT6H38M25S</meta:editing-duration>
    <meta:editing-cycles>21</meta:editing-cycles>
    <meta:generator>LibreOffice/7.5.2.2$Linux_X86_64 LibreOffice_project/50$Build-2</meta:generator>
    <meta:document-statistic meta:table-count="1" meta:cell-count="276" meta:object-count="0"/>
  </office:meta>
</office:document-meta>
</file>